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91in"/>
    </style:style>
    <style:style style:name="co2" style:family="table-column">
      <style:table-column-properties fo:break-before="auto" style:column-width="1.4953in"/>
    </style:style>
    <style:style style:name="co3" style:family="table-column">
      <style:table-column-properties fo:break-before="auto" style:column-width="2.611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d7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3" office:value-type="string" calcext:value-type="string">
            <text:p>INCOME STATEMENT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venue </text:p>
          </table:table-cell>
          <table:table-cell office:value-type="float" office:value="365817000000" calcext:value-type="float">
            <text:p>365817000000</text:p>
          </table:table-cell>
          <table:table-cell table:formula="of:=[.B3]" office:value-type="float" office:value="365817000000" calcext:value-type="float">
            <text:p>365817000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stOfRevenue </text:p>
          </table:table-cell>
          <table:table-cell office:value-type="float" office:value="212981000000" calcext:value-type="float">
            <text:p>212981000000</text:p>
          </table:table-cell>
          <table:table-cell table:formula="of:=[.B4]" office:value-type="float" office:value="212981000000" calcext:value-type="float">
            <text:p>2129810000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ossProfit </text:p>
          </table:table-cell>
          <table:table-cell table:style-name="ce6" office:value-type="float" office:value="152836000000" calcext:value-type="float">
            <text:p>152836000000</text:p>
          </table:table-cell>
          <table:table-cell table:style-name="ce6" table:formula="of:=[.C3]-[.C4]" office:value-type="float" office:value="152836000000" calcext:value-type="float">
            <text:p>15283600000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archAndDevelopmentExpenses </text:p>
          </table:table-cell>
          <table:table-cell office:value-type="float" office:value="21914000000" calcext:value-type="float">
            <text:p>21914000000</text:p>
          </table:table-cell>
          <table:table-cell table:formula="of:=[.B6]" office:value-type="float" office:value="21914000000" calcext:value-type="float">
            <text:p>2191400000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lAndAdministrativeExpenses </text:p>
          </table:table-cell>
          <table:table-cell office:value-type="float" office:value="0" calcext:value-type="float">
            <text:p>0</text:p>
          </table:table-cell>
          <table:table-cell table:formula="of:=[.B7]*-1"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lingAndMarketingExpenses </text:p>
          </table:table-cell>
          <table:table-cell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lingGeneralAndAdministrativeExpenses </text:p>
          </table:table-cell>
          <table:table-cell office:value-type="float" office:value="21973000000" calcext:value-type="float">
            <text:p>21973000000</text:p>
          </table:table-cell>
          <table:table-cell table:formula="of:=[.B9]" office:value-type="float" office:value="21973000000" calcext:value-type="float">
            <text:p>2197300000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ratingExpenses </text:p>
          </table:table-cell>
          <table:table-cell table:style-name="ce7" office:value-type="float" office:value="43887000000" calcext:value-type="float">
            <text:p>43887000000</text:p>
          </table:table-cell>
          <table:table-cell table:style-name="ce7" table:formula="of:=[.C6]+[.C7]+[.C8]+[.C9]" office:value-type="float" office:value="43887000000" calcext:value-type="float">
            <text:p>43887000000</text:p>
          </table:table-cell>
          <table:table-cell office:value-type="float" office:value="8" calcext:value-type="float">
            <text:p>8</text:p>
          </table:table-cell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operatingIncome </text:p>
          </table:table-cell>
          <table:table-cell table:style-name="ce6" office:value-type="float" office:value="108949000000" calcext:value-type="float">
            <text:p>108949000000</text:p>
          </table:table-cell>
          <table:table-cell table:style-name="ce6" table:formula="of:=[.C5]-[.C10]" office:value-type="float" office:value="108949000000" calcext:value-type="float">
            <text:p>108949000000</text:p>
          </table:table-cell>
          <table:table-cell office:value-type="float" office:value="9" calcext:value-type="float">
            <text:p>9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depreciationAndAmortization </text:p>
          </table:table-cell>
          <table:table-cell office:value-type="float" office:value="11284000000" calcext:value-type="float">
            <text:p>11284000000</text:p>
          </table:table-cell>
          <table:table-cell table:formula="of:=[.B12]" office:value-type="float" office:value="11284000000" calcext:value-type="float">
            <text:p>1128400000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therExpenses 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B16]-([.C14]-[.C15])-[.C11]" office:value-type="float" office:value="60000000" calcext:value-type="float">
            <text:p>60000000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we <text:s/>have to check every data we get doing the arithmmetic we didnt have this 60000 that the API should give so we have to find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tIncome </text:p>
          </table:table-cell>
          <table:table-cell office:value-type="float" office:value="2843000000" calcext:value-type="float">
            <text:p>2843000000</text:p>
          </table:table-cell>
          <table:table-cell table:formula="of:=[.B14]" office:value-type="float" office:value="2843000000" calcext:value-type="float">
            <text:p>284300000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tExpense </text:p>
          </table:table-cell>
          <table:table-cell office:value-type="float" office:value="2645000000" calcext:value-type="float">
            <text:p>2645000000</text:p>
          </table:table-cell>
          <table:table-cell table:formula="of:=[.B15]" office:value-type="float" office:value="2645000000" calcext:value-type="float">
            <text:p>264500000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comeBeforeTax </text:p>
          </table:table-cell>
          <table:table-cell table:style-name="ce6" office:value-type="float" office:value="109207000000" calcext:value-type="float">
            <text:p>109207000000</text:p>
          </table:table-cell>
          <table:table-cell table:style-name="ce6" table:formula="of:=[.C11]+[.C14]-[.C15]+[.C13]" office:value-type="float" office:value="109207000000" calcext:value-type="float">
            <text:p>109207000000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omeTaxExpense </text:p>
          </table:table-cell>
          <table:table-cell office:value-type="float" office:value="14527000000" calcext:value-type="float">
            <text:p>14527000000</text:p>
          </table:table-cell>
          <table:table-cell table:formula="of:=[.B17]" office:value-type="float" office:value="14527000000" calcext:value-type="float">
            <text:p>14527000000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tIncome </text:p>
          </table:table-cell>
          <table:table-cell table:style-name="ce6" office:value-type="float" office:value="94680000000" calcext:value-type="float">
            <text:p>94680000000</text:p>
          </table:table-cell>
          <table:table-cell table:style-name="ce6" table:formula="of:=[.C16]-[.C17]" office:value-type="float" office:value="94680000000" calcext:value-type="float">
            <text:p>94680000000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s </text:p>
          </table:table-cell>
          <table:table-cell office:value-type="float" office:value="5.67" calcext:value-type="float">
            <text:p>5.67</text:p>
          </table:table-cell>
          <table:table-cell table:formula="of:=[.C18]/[.C21]" office:value-type="float" office:value="5.66902928112302" calcext:value-type="float">
            <text:p>5.66902928112302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sdiluted </text:p>
          </table:table-cell>
          <table:table-cell office:value-type="float" office:value="5.61" calcext:value-type="float">
            <text:p>5.61</text:p>
          </table:table-cell>
          <table:table-cell table:formula="of:=[.C18]/[.C22]" office:value-type="float" office:value="5.61402044089272" calcext:value-type="float">
            <text:p>5.61402044089272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AverageShsOut </text:p>
          </table:table-cell>
          <table:table-cell office:value-type="float" office:value="16701272000" calcext:value-type="float">
            <text:p>16701272000</text:p>
          </table:table-cell>
          <table:table-cell table:formula="of:=[.B21]" office:value-type="float" office:value="16701272000" calcext:value-type="float">
            <text:p>16701272000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AverageShsOutDil </text:p>
          </table:table-cell>
          <table:table-cell office:value-type="float" office:value="16864919000" calcext:value-type="float">
            <text:p>16864919000</text:p>
          </table:table-cell>
          <table:table-cell table:formula="of:=[.B22]" office:value-type="float" office:value="16864919000" calcext:value-type="float">
            <text:p>1686491900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stAndExpenses </text:p>
          </table:table-cell>
          <table:table-cell office:value-type="float" office:value="256868000000" calcext:value-type="float">
            <text:p>256868000000</text:p>
          </table:table-cell>
          <table:table-cell table:formula="of:=[.B23]" office:value-type="float" office:value="256868000000" calcext:value-type="float">
            <text:p>25686800000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OtherIncomeExpensesNet</text:p>
          </table:table-cell>
          <table:table-cell table:style-name="ce9" office:value-type="float" office:value="258000000" calcext:value-type="float">
            <text:p>258000000</text:p>
          </table:table-cell>
          <table:table-cell table:formula="of:=[.B24]" office:value-type="float" office:value="258000000" calcext:value-type="float">
            <text:p>25800000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bitda </text:p>
          </table:table-cell>
          <table:table-cell office:value-type="float" office:value="123136000000" calcext:value-type="float">
            <text:p>123136000000</text:p>
          </table:table-cell>
          <table:table-cell table:formula="of:=[.C5]-[.C10]+[.C12]" office:value-type="float" office:value="120233000000" calcext:value-type="float">
            <text:p>120233000000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ossProfitRatio </text:p>
          </table:table-cell>
          <table:table-cell table:style-name="ce6" office:value-type="float" office:value="0.417793596251678" calcext:value-type="float">
            <text:p>0.417793596251678</text:p>
          </table:table-cell>
          <table:table-cell table:style-name="ce6" table:formula="of:=[.C5]/[.C3]" office:value-type="float" office:value="0.417793596251678" calcext:value-type="float">
            <text:p>0.417793596251678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peratingIncomeRatio </text:p>
          </table:table-cell>
          <table:table-cell table:style-name="ce6" office:value-type="float" office:value="0.297823775275616" calcext:value-type="float">
            <text:p>0.297823775275616</text:p>
          </table:table-cell>
          <table:table-cell table:style-name="ce6" table:formula="of:=[.C11]/[.C3]" office:value-type="float" office:value="0.297823775275616" calcext:value-type="float">
            <text:p>0.297823775275616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bitdaratio </text:p>
          </table:table-cell>
          <table:table-cell table:style-name="ce10" office:value-type="float" office:value="0.336605461200546" calcext:value-type="float">
            <text:p>0.336605461200546</text:p>
          </table:table-cell>
          <table:table-cell table:style-name="ce10" table:formula="of:=[.C23]/[.C15]" office:value-type="float" office:value="97.1145557655955" calcext:value-type="float">
            <text:p>97.114555765595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comeBeforeTaxRatio </text:p>
          </table:table-cell>
          <table:table-cell table:style-name="ce6" office:value-type="float" office:value="0.298529045943737" calcext:value-type="float">
            <text:p>0.298529045943737</text:p>
          </table:table-cell>
          <table:table-cell table:style-name="ce6" table:formula="of:=([.C16]+[.D13])/[.C3]" office:value-type="float" office:value="0.298529045973807" calcext:value-type="float">
            <text:p>0.298529045973807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tIncomeRatio </text:p>
          </table:table-cell>
          <table:table-cell table:style-name="ce6" office:value-type="float" office:value="0.258817933556942" calcext:value-type="float">
            <text:p>0.258817933556942</text:p>
          </table:table-cell>
          <table:table-cell table:style-name="ce6" table:formula="of:=[.C18]/[.C3]" office:value-type="float" office:value="0.258817933556942" calcext:value-type="float">
            <text:p>0.258817933556942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BALANCE SHEET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cashAndCashEquivalents </text:p>
          </table:table-cell>
          <table:table-cell office:value-type="float" office:value="34940000000" calcext:value-type="float">
            <text:p>34940000000</text:p>
          </table:table-cell>
          <table:table-cell table:formula="of:=[.B35]" office:value-type="float" office:value="34940000000" calcext:value-type="float">
            <text:p>349400000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rtTermInvestments </text:p>
          </table:table-cell>
          <table:table-cell office:value-type="float" office:value="27699000000" calcext:value-type="float">
            <text:p>27699000000</text:p>
          </table:table-cell>
          <table:table-cell table:formula="of:=[.B36]" office:value-type="float" office:value="27699000000" calcext:value-type="float">
            <text:p>276990000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shAndShortTermInvestments </text:p>
          </table:table-cell>
          <table:table-cell table:style-name="ce6" office:value-type="float" office:value="62639000000" calcext:value-type="float">
            <text:p>62639000000</text:p>
          </table:table-cell>
          <table:table-cell table:style-name="ce6" table:formula="of:=[.C35]+[.C36]" office:value-type="float" office:value="62639000000" calcext:value-type="float">
            <text:p>6263900000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Receivables </text:p>
          </table:table-cell>
          <table:table-cell office:value-type="float" office:value="51506000000" calcext:value-type="float">
            <text:p>51506000000</text:p>
          </table:table-cell>
          <table:table-cell table:formula="of:=[.B38]" office:value-type="float" office:value="51506000000" calcext:value-type="float">
            <text:p>51506000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ntory </text:p>
          </table:table-cell>
          <table:table-cell office:value-type="float" office:value="6580000000" calcext:value-type="float">
            <text:p>6580000000</text:p>
          </table:table-cell>
          <table:table-cell table:formula="of:=[.B39]" office:value-type="float" office:value="6580000000" calcext:value-type="float">
            <text:p>65800000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CurrentAssets </text:p>
          </table:table-cell>
          <table:table-cell office:value-type="float" office:value="14111000000" calcext:value-type="float">
            <text:p>14111000000</text:p>
          </table:table-cell>
          <table:table-cell table:formula="of:=[.B40]" office:value-type="float" office:value="14111000000" calcext:value-type="float">
            <text:p>1411100000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CurrentAssets </text:p>
          </table:table-cell>
          <table:table-cell table:style-name="ce6" office:value-type="float" office:value="134836000000" calcext:value-type="float">
            <text:p>134836000000</text:p>
          </table:table-cell>
          <table:table-cell table:style-name="ce6" table:formula="of:=SUM([.C37:.C40])" office:value-type="float" office:value="134836000000" calcext:value-type="float">
            <text:p>1348360000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PlantEquipmentNet </text:p>
          </table:table-cell>
          <table:table-cell office:value-type="float" office:value="39440000000" calcext:value-type="float">
            <text:p>39440000000</text:p>
          </table:table-cell>
          <table:table-cell table:formula="of:=[.B42]" office:value-type="float" office:value="39440000000" calcext:value-type="float">
            <text:p>3944000000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dwill </text:p>
          </table:table-cell>
          <table:table-cell office:value-type="float" office:value="0" calcext:value-type="float">
            <text:p>0</text:p>
          </table:table-cell>
          <table:table-cell table:formula="of:=[.B43]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angibleAssets </text:p>
          </table:table-cell>
          <table:table-cell office:value-type="float" office:value="0" calcext:value-type="float">
            <text:p>0</text:p>
          </table:table-cell>
          <table:table-cell table:formula="of:=[.B44]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odwillAndIntangibleAssets </text:p>
          </table:table-cell>
          <table:table-cell office:value-type="float" office:value="0" calcext:value-type="float">
            <text:p>0</text:p>
          </table:table-cell>
          <table:table-cell table:formula="of:=[.B45]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TermInvestments </text:p>
          </table:table-cell>
          <table:table-cell office:value-type="float" office:value="127877000000" calcext:value-type="float">
            <text:p>127877000000</text:p>
          </table:table-cell>
          <table:table-cell table:formula="of:=[.B46]" office:value-type="float" office:value="127877000000" calcext:value-type="float">
            <text:p>12787700000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xAssets </text:p>
          </table:table-cell>
          <table:table-cell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NonCurrentAssets </text:p>
          </table:table-cell>
          <table:table-cell office:value-type="float" office:value="48849000000" calcext:value-type="float">
            <text:p>48849000000</text:p>
          </table:table-cell>
          <table:table-cell table:formula="of:=[.B48]" office:value-type="float" office:value="48849000000" calcext:value-type="float">
            <text:p>4884900000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NonCurrentAssets </text:p>
          </table:table-cell>
          <table:table-cell table:style-name="ce6" office:value-type="float" office:value="216166000000" calcext:value-type="float">
            <text:p>216166000000</text:p>
          </table:table-cell>
          <table:table-cell table:style-name="ce6" table:formula="of:=SUM([.C42:.C48])" office:value-type="float" office:value="216166000000" calcext:value-type="float">
            <text:p>21616600000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Assets </text:p>
          </table:table-cell>
          <table:table-cell office:value-type="float" office:value="0" calcext:value-type="float">
            <text:p>0</text:p>
          </table:table-cell>
          <table:table-cell table:formula="of:=[.B50]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Assets </text:p>
          </table:table-cell>
          <table:table-cell table:style-name="ce6" office:value-type="float" office:value="351002000000" calcext:value-type="float">
            <text:p>351002000000</text:p>
          </table:table-cell>
          <table:table-cell table:style-name="ce6" table:formula="of:=[.C49]+[.C41]" office:value-type="float" office:value="351002000000" calcext:value-type="float">
            <text:p>35100200000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Payables </text:p>
          </table:table-cell>
          <table:table-cell office:value-type="float" office:value="54763000000" calcext:value-type="float">
            <text:p>54763000000</text:p>
          </table:table-cell>
          <table:table-cell table:formula="of:=[.B52]" office:value-type="float" office:value="54763000000" calcext:value-type="float">
            <text:p>5476300000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rtTermDebt </text:p>
          </table:table-cell>
          <table:table-cell office:value-type="float" office:value="15613000000" calcext:value-type="float">
            <text:p>15613000000</text:p>
          </table:table-cell>
          <table:table-cell table:formula="of:=[.B53]" office:value-type="float" office:value="15613000000" calcext:value-type="float">
            <text:p>1561300000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xPayables </text:p>
          </table:table-cell>
          <table:table-cell office:value-type="float" office:value="0" calcext:value-type="float">
            <text:p>0</text:p>
          </table:table-cell>
          <table:table-cell table:formula="of:=[.B54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rredRevenue </text:p>
          </table:table-cell>
          <table:table-cell office:value-type="float" office:value="7612000000" calcext:value-type="float">
            <text:p>7612000000</text:p>
          </table:table-cell>
          <table:table-cell table:formula="of:=[.B55]" office:value-type="float" office:value="7612000000" calcext:value-type="float">
            <text:p>7612000000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CurrentLiabilities </text:p>
          </table:table-cell>
          <table:table-cell office:value-type="float" office:value="47493000000" calcext:value-type="float">
            <text:p>47493000000</text:p>
          </table:table-cell>
          <table:table-cell table:formula="of:=[.B56]" office:value-type="float" office:value="47493000000" calcext:value-type="float">
            <text:p>474930000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CurrentLiabilities </text:p>
          </table:table-cell>
          <table:table-cell table:style-name="ce6" office:value-type="float" office:value="125481000000" calcext:value-type="float">
            <text:p>125481000000</text:p>
          </table:table-cell>
          <table:table-cell table:style-name="ce6" table:formula="of:=SUM([.C52:.C56])" office:value-type="float" office:value="125481000000" calcext:value-type="float">
            <text:p>12548100000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TermDebt </text:p>
          </table:table-cell>
          <table:table-cell office:value-type="float" office:value="109106000000" calcext:value-type="float">
            <text:p>109106000000</text:p>
          </table:table-cell>
          <table:table-cell table:formula="of:=[.B58]" office:value-type="float" office:value="109106000000" calcext:value-type="float">
            <text:p>10910600000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rredRevenueNonCurrent </text:p>
          </table:table-cell>
          <table:table-cell office:value-type="float" office:value="0" calcext:value-type="float">
            <text:p>0</text:p>
          </table:table-cell>
          <table:table-cell table:formula="of:=[.B59]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rredTaxLiabilitiesNonCurrent </text:p>
          </table:table-cell>
          <table:table-cell office:value-type="float" office:value="0" calcext:value-type="float">
            <text:p>0</text:p>
          </table:table-cell>
          <table:table-cell table:formula="of:=[.B60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NonCurrentLiabilities </text:p>
          </table:table-cell>
          <table:table-cell office:value-type="float" office:value="53325000000" calcext:value-type="float">
            <text:p>53325000000</text:p>
          </table:table-cell>
          <table:table-cell table:formula="of:=[.B61]" office:value-type="float" office:value="53325000000" calcext:value-type="float">
            <text:p>5332500000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NonCurrentLiabilities </text:p>
          </table:table-cell>
          <table:table-cell table:style-name="ce6" office:value-type="float" office:value="162431000000" calcext:value-type="float">
            <text:p>162431000000</text:p>
          </table:table-cell>
          <table:table-cell table:style-name="ce6" table:formula="of:=SUM([.C58:.C61])" office:value-type="float" office:value="162431000000" calcext:value-type="float">
            <text:p>16243100000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Liabilities </text:p>
          </table:table-cell>
          <table:table-cell office:value-type="float" office:value="0" calcext:value-type="float">
            <text:p>0</text:p>
          </table:table-cell>
          <table:table-cell table:formula="of:=[.B63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italLeaseObligations </text:p>
          </table:table-cell>
          <table:table-cell office:value-type="float" office:value="0" calcext:value-type="float">
            <text:p>0</text:p>
          </table:table-cell>
          <table:table-cell table:formula="of:=[.B64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Liabilities </text:p>
          </table:table-cell>
          <table:table-cell table:style-name="ce6" office:value-type="float" office:value="287912000000" calcext:value-type="float">
            <text:p>287912000000</text:p>
          </table:table-cell>
          <table:table-cell table:style-name="ce6" table:formula="of:=SUM([.C62:.C64])+[.C57]" office:value-type="float" office:value="287912000000" calcext:value-type="float">
            <text:p>28791200000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erredStock </text:p>
          </table:table-cell>
          <table:table-cell office:value-type="float" office:value="0" calcext:value-type="float">
            <text:p>0</text:p>
          </table:table-cell>
          <table:table-cell table:formula="of:=[.B66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Stock </text:p>
          </table:table-cell>
          <table:table-cell office:value-type="float" office:value="57365000000" calcext:value-type="float">
            <text:p>57365000000</text:p>
          </table:table-cell>
          <table:table-cell table:formula="of:=[.B67]" office:value-type="float" office:value="57365000000" calcext:value-type="float">
            <text:p>5736500000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ainedEarnings </text:p>
          </table:table-cell>
          <table:table-cell office:value-type="float" office:value="5562000000" calcext:value-type="float">
            <text:p>5562000000</text:p>
          </table:table-cell>
          <table:table-cell table:formula="of:=[.B68]" office:value-type="float" office:value="5562000000" calcext:value-type="float">
            <text:p>5562000000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umulatedOtherComprehensiveIncomeLoss </text:p>
          </table:table-cell>
          <table:table-cell office:value-type="float" office:value="163000000" calcext:value-type="float">
            <text:p>163000000</text:p>
          </table:table-cell>
          <table:table-cell table:formula="of:=[.B69]" office:value-type="float" office:value="163000000" calcext:value-type="float">
            <text:p>16300000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totalStockholdersEquity </text:p>
          </table:table-cell>
          <table:table-cell office:value-type="float" office:value="0" calcext:value-type="float">
            <text:p>0</text:p>
          </table:table-cell>
          <table:table-cell table:formula="of:=[.B70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orityInterest </text:p>
          </table:table-cell>
          <table:table-cell office:value-type="float" office:value="0" calcext:value-type="float">
            <text:p>0</text:p>
          </table:table-cell>
          <table:table-cell table:formula="of:=[.B71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StockholdersEquity </text:p>
          </table:table-cell>
          <table:table-cell table:style-name="ce6" office:value-type="float" office:value="63090000000" calcext:value-type="float">
            <text:p>63090000000</text:p>
          </table:table-cell>
          <table:table-cell table:style-name="ce6" table:formula="of:=SUM([.C66:.C71])" office:value-type="float" office:value="63090000000" calcext:value-type="float">
            <text:p>63090000000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LiabilitiesAndStockholdersEquity </text:p>
          </table:table-cell>
          <table:table-cell table:style-name="ce6" office:value-type="float" office:value="351002000000" calcext:value-type="float">
            <text:p>351002000000</text:p>
          </table:table-cell>
          <table:table-cell table:style-name="ce6" table:formula="of:=[.C72]+[.C65]" office:value-type="float" office:value="351002000000" calcext:value-type="float">
            <text:p>35100200000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Equity </text:p>
          </table:table-cell>
          <table:table-cell table:style-name="ce6" office:value-type="float" office:value="63090000000" calcext:value-type="float">
            <text:p>63090000000</text:p>
          </table:table-cell>
          <table:table-cell table:style-name="ce6" table:formula="of:=SUM([.C66:.C71])" office:value-type="float" office:value="63090000000" calcext:value-type="float">
            <text:p>6309000000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LiabilitiesAndTotalEquity </text:p>
          </table:table-cell>
          <table:table-cell office:value-type="float" office:value="351002000000" calcext:value-type="float">
            <text:p>35100200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Investments </text:p>
          </table:table-cell>
          <table:table-cell office:value-type="float" office:value="155576000000" calcext:value-type="float">
            <text:p>15557600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Debt </text:p>
          </table:table-cell>
          <table:table-cell office:value-type="float" office:value="124719000000" calcext:value-type="float">
            <text:p>12471900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Debt </text:p>
          </table:table-cell>
          <table:table-cell office:value-type="float" office:value="89779000000" calcext:value-type="float">
            <text:p>8977900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CASH FLOW STATEMENT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netIncome</text:p>
          </table:table-cell>
          <table:table-cell office:value-type="float" office:value="94680000000" calcext:value-type="float">
            <text:p>94680000000</text:p>
          </table:table-cell>
          <table:table-cell table:formula="of:=[.B83]" office:value-type="float" office:value="94680000000" calcext:value-type="float">
            <text:p>94680000000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reciationAndAmortization </text:p>
          </table:table-cell>
          <table:table-cell office:value-type="float" office:value="11284000000" calcext:value-type="float">
            <text:p>11284000000</text:p>
          </table:table-cell>
          <table:table-cell table:formula="of:=[.B84]" office:value-type="float" office:value="11284000000" calcext:value-type="float">
            <text:p>11284000000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erredIncomeTax </text:p>
          </table:table-cell>
          <table:table-cell office:value-type="float" office:value="-4774000000" calcext:value-type="float">
            <text:p>-4774000000</text:p>
          </table:table-cell>
          <table:table-cell table:formula="of:=[.B85]" office:value-type="float" office:value="-4774000000" calcext:value-type="float">
            <text:p>-477400000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ckBasedCompensation </text:p>
          </table:table-cell>
          <table:table-cell office:value-type="float" office:value="7906000000" calcext:value-type="float">
            <text:p>7906000000</text:p>
          </table:table-cell>
          <table:table-cell table:formula="of:=[.B86]" office:value-type="float" office:value="7906000000" calcext:value-type="float">
            <text:p>790600000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ngeInWorkingCapital </text:p>
          </table:table-cell>
          <table:table-cell office:value-type="float" office:value="-4911000000" calcext:value-type="float">
            <text:p>-4911000000</text:p>
          </table:table-cell>
          <table:table-cell table:formula="of:=[.B87]" office:value-type="float" office:value="-4911000000" calcext:value-type="float">
            <text:p>-4911000000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untsReceivables </text:p>
          </table:table-cell>
          <table:table-cell office:value-type="float" office:value="-10125000000" calcext:value-type="float">
            <text:p>-10125000000</text:p>
          </table:table-cell>
          <table:table-cell table:formula="of:=[.B88]" office:value-type="float" office:value="-10125000000" calcext:value-type="float">
            <text:p>-10125000000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ntory </text:p>
          </table:table-cell>
          <table:table-cell office:value-type="float" office:value="-2642000000" calcext:value-type="float">
            <text:p>-2642000000</text:p>
          </table:table-cell>
          <table:table-cell table:formula="of:=[.B89]" office:value-type="float" office:value="-2642000000" calcext:value-type="float">
            <text:p>-2642000000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untsPayables </text:p>
          </table:table-cell>
          <table:table-cell office:value-type="float" office:value="12326000000" calcext:value-type="float">
            <text:p>12326000000</text:p>
          </table:table-cell>
          <table:table-cell table:formula="of:=[.B90]" office:value-type="float" office:value="12326000000" calcext:value-type="float">
            <text:p>1232600000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WorkingCapital </text:p>
          </table:table-cell>
          <table:table-cell office:value-type="float" office:value="1676000000" calcext:value-type="float">
            <text:p>1676000000</text:p>
          </table:table-cell>
          <table:table-cell table:formula="of:=[.B91]" office:value-type="float" office:value="1676000000" calcext:value-type="float">
            <text:p>167600000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NonCashItems </text:p>
          </table:table-cell>
          <table:table-cell office:value-type="float" office:value="-147000000" calcext:value-type="float">
            <text:p>-147000000</text:p>
          </table:table-cell>
          <table:table-cell table:formula="of:=[.B92]" office:value-type="float" office:value="-147000000" calcext:value-type="float">
            <text:p>-14700000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tCashProvidedByOperatingActivities </text:p>
          </table:table-cell>
          <table:table-cell table:style-name="ce6" office:value-type="float" office:value="104038000000" calcext:value-type="float">
            <text:p>104038000000</text:p>
          </table:table-cell>
          <table:table-cell table:style-name="ce6" table:formula="of:= SUM([.C83:.C92])" office:value-type="float" office:value="105273000000" calcext:value-type="float">
            <text:p>10527300000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stmentsInPropertyPlantAndEquipment </text:p>
          </table:table-cell>
          <table:table-cell office:value-type="float" office:value="-11085000000" calcext:value-type="float">
            <text:p>-11085000000</text:p>
          </table:table-cell>
          <table:table-cell table:formula="of:=[.B94]" office:value-type="float" office:value="-11085000000" calcext:value-type="float">
            <text:p>-11085000000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quisitionsNet </text:p>
          </table:table-cell>
          <table:table-cell office:value-type="float" office:value="-33000000" calcext:value-type="float">
            <text:p>-33000000</text:p>
          </table:table-cell>
          <table:table-cell table:formula="of:=[.B95]" office:value-type="float" office:value="-33000000" calcext:value-type="float">
            <text:p>-3300000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chasesOfInvestments </text:p>
          </table:table-cell>
          <table:table-cell office:value-type="float" office:value="-109689000000" calcext:value-type="float">
            <text:p>-109689000000</text:p>
          </table:table-cell>
          <table:table-cell table:formula="of:=[.B96]" office:value-type="float" office:value="-109689000000" calcext:value-type="float">
            <text:p>-109689000000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esMaturitiesOfInvestments </text:p>
          </table:table-cell>
          <table:table-cell office:value-type="float" office:value="106870000000" calcext:value-type="float">
            <text:p>106870000000</text:p>
          </table:table-cell>
          <table:table-cell table:formula="of:=[.B97]" office:value-type="float" office:value="106870000000" calcext:value-type="float">
            <text:p>10687000000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InvestingActivites </text:p>
          </table:table-cell>
          <table:table-cell office:value-type="float" office:value="-608000000" calcext:value-type="float">
            <text:p>-608000000</text:p>
          </table:table-cell>
          <table:table-cell table:formula="of:=[.B98]" office:value-type="float" office:value="-608000000" calcext:value-type="float">
            <text:p>-608000000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tCashUsedForInvestingActivites </text:p>
          </table:table-cell>
          <table:table-cell table:style-name="ce6" office:value-type="float" office:value="-14545000000" calcext:value-type="float">
            <text:p>-14545000000</text:p>
          </table:table-cell>
          <table:table-cell table:style-name="ce6" table:formula="of:=SUM([.C94:.C98])" office:value-type="float" office:value="-14545000000" calcext:value-type="float">
            <text:p>-1454500000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tRepayment </text:p>
          </table:table-cell>
          <table:table-cell office:value-type="float" office:value="-8750000000" calcext:value-type="float">
            <text:p>-8750000000</text:p>
          </table:table-cell>
          <table:table-cell table:formula="of:=[.B100]" office:value-type="float" office:value="-8750000000" calcext:value-type="float">
            <text:p>-875000000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onStockIssued </text:p>
          </table:table-cell>
          <table:table-cell office:value-type="float" office:value="1105000000" calcext:value-type="float">
            <text:p>1105000000</text:p>
          </table:table-cell>
          <table:table-cell table:formula="of:=[.B101]" office:value-type="float" office:value="1105000000" calcext:value-type="float">
            <text:p>1105000000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onStockRepurchased </text:p>
          </table:table-cell>
          <table:table-cell office:value-type="float" office:value="-85971000000" calcext:value-type="float">
            <text:p>-85971000000</text:p>
          </table:table-cell>
          <table:table-cell table:formula="of:=[.B102]" office:value-type="float" office:value="-85971000000" calcext:value-type="float">
            <text:p>-85971000000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dendsPaid </text:p>
          </table:table-cell>
          <table:table-cell office:value-type="float" office:value="-14467000000" calcext:value-type="float">
            <text:p>-14467000000</text:p>
          </table:table-cell>
          <table:table-cell table:formula="of:=[.B103]" office:value-type="float" office:value="-14467000000" calcext:value-type="float">
            <text:p>-14467000000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FinancingActivites </text:p>
          </table:table-cell>
          <table:table-cell office:value-type="float" office:value="14730000000" calcext:value-type="float">
            <text:p>14730000000</text:p>
          </table:table-cell>
          <table:table-cell table:formula="of:=[.B104]" office:value-type="float" office:value="14730000000" calcext:value-type="float">
            <text:p>14730000000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etCashUsedProvidedByFinancingActivities </text:p>
          </table:table-cell>
          <table:table-cell table:style-name="ce6" office:value-type="float" office:value="-93353000000" calcext:value-type="float">
            <text:p>-93353000000</text:p>
          </table:table-cell>
          <table:table-cell table:style-name="ce6" table:formula="of:=SUM([.C100:.C104])" office:value-type="float" office:value="-93353000000" calcext:value-type="float">
            <text:p>-9335300000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ctOfForexChangesOnCash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ChangeInCash </text:p>
          </table:table-cell>
          <table:table-cell office:value-type="float" office:value="-3860000000" calcext:value-type="float">
            <text:p>-386000000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hAtEndOfPeriod </text:p>
          </table:table-cell>
          <table:table-cell office:value-type="float" office:value="35929000000" calcext:value-type="float">
            <text:p>35929000000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hAtBeginningOfPeriod </text:p>
          </table:table-cell>
          <table:table-cell office:value-type="float" office:value="39789000000" calcext:value-type="float">
            <text:p>39789000000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ratingCashFlow </text:p>
          </table:table-cell>
          <table:table-cell office:value-type="float" office:value="104038000000" calcext:value-type="float">
            <text:p>1040380000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alExpenditure </text:p>
          </table:table-cell>
          <table:table-cell office:value-type="float" office:value="-11085000000" calcext:value-type="float">
            <text:p>-110850000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eCashFlow </text:p>
          </table:table-cell>
          <table:table-cell office:value-type="float" office:value="92953000000" calcext:value-type="float">
            <text:p>9295300000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2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percentage-style style:name="N162">
      <number:number number:decimal-places="3" loext:min-decimal-places="3" number:min-integer-digits="1"/>
      <number:text>%</number:text>
    </number:percentage-style>
    <number:number-style style:name="N16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$ </number:text>
      <number:number number:decimal-places="3" loext:min-decimal-places="3" number:min-integer-digits="1" number:grouping="true"/>
      <number:text> </number:text>
    </number:number-style>
    <number:number-style style:name="N175">
      <style:text-properties fo:color="#ff0000"/>
      <number:text>($ </number:text>
      <number:number number:decimal-places="3" loext:min-decimal-places="3" number:min-integer-digits="1" number:grouping="true"/>
      <number:text>)</number:text>
      <style:map style:condition="value()&gt;=0" style:apply-style-name="N175P0"/>
    </number:number-style>
    <number:percentage-style style:name="N176">
      <number:number number:decimal-places="1" loext:min-decimal-places="1" number:min-integer-digits="1"/>
      <number:text>%</number:text>
    </number:percentage-style>
    <number:number-style style:name="N177">
      <number:number number:decimal-places="3" loext:min-decimal-places="3" number:min-integer-digits="1"/>
    </number:number-style>
    <number:number-style style:name="N179P0" style:volatile="true">
      <number:text>$ 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 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18:26:04.674623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5T14:13:42.243009457</meta:creation-date>
    <dc:date>2022-10-04T18:28:29.001260900</dc:date>
    <meta:editing-duration>PT1H5M11S</meta:editing-duration>
    <meta:editing-cycles>4</meta:editing-cycles>
    <meta:generator>LibreOffice/6.4.7.2$Linux_X86_64 LibreOffice_project/40$Build-2</meta:generator>
    <meta:document-statistic meta:table-count="1" meta:cell-count="445" meta:object-count="0"/>
  </office:meta>
</office:document-meta>
</file>